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enfoque. Si bien el contenido central de este capítulo es técnico y riguroso, para lograr que resuene emocional y espiritualmente con el lector —que busca en este libro respuestas existenciales y sentido profundo— es esencial que envolvamos esas ideas con un <text:span text:style-name="Strong_20_Emphasis">marco místico</text:span> que evoque:</text:p>
      <text:list xml:id="list2251891271" text:style-name="L1">
        <text:list-item>
          <text:p text:style-name="P1">propósito,</text:p>
        </text:list-item>
        <text:list-item>
          <text:p text:style-name="P1">pertenencia,</text:p>
        </text:list-item>
        <text:list-item>
          <text:p text:style-name="P1">trascendencia,</text:p>
        </text:list-item>
        <text:list-item>
          <text:p text:style-name="P1">e incluso revelación.</text:p>
        </text:list-item>
      </text:list>
      <text:p text:style-name="Text_20_body">A continuación, te propongo una serie de <text:span text:style-name="Strong_20_Emphasis">ideas místicas clave</text:span>, cada una relacionada directamente con las secciones del laboratorio. Estas ideas pueden usarse como pequeñas reflexiones, metáforas, epígrafes, o breves interludios espirituales que acompañen el contenido técnico, dándole la atmósfera buscada:</text:p>
      <text:p text:style-name="Horizontal_20_Line"/>
      <text:h text:style-name="Heading_20_3" text:outline-level="3">🜂 Marco Místico para el Capítulo 11: <text:span text:style-name="Emphasis">Los Individuos</text:span></text:h>
      <text:p text:style-name="Horizontal_20_Line"/>
      <text:h text:style-name="Heading_20_4" text:outline-level="4">1. ¿Qué son los individuos? (biológicos)</text:h>
      <text:p text:style-name="Text_20_body"><text:span text:style-name="Strong_20_Emphasis">Idea mística</text:span>:</text:p>
      <text:p text:style-name="Quotations">“La vida se fragmenta para multiplicarse, y cada fragmento es una chispa de su fuego eterno.”</text:p>
      <text:p text:style-name="Quotations">Cada ser viviente es una célula del gran organismo que es la Vida. Cada uno lleva la llama, pero no la totalidad del fuego.</text:p>
      <text:p text:style-name="Text_20_body"><text:span text:style-name="Strong_20_Emphasis">Inspiración</text:span>: Unidad en la diversidad. El individuo no es el fin, sino un instrumento del Uno.</text:p>
      <text:p text:style-name="Horizontal_20_Line"/>
      <text:h text:style-name="Heading_20_4" text:outline-level="4">2. ¿Por qué la vida crea individuos?</text:h>
      <text:p text:style-name="Text_20_body"><text:span text:style-name="Strong_20_Emphasis">Idea mística</text:span>:</text:p>
      <text:p text:style-name="Quotations">“La inteligencia de la Vida habla en mil voces, porque una sola no basta para revelar el misterio.”</text:p>
      <text:p text:style-name="Quotations">La vida no desea repetirse, sino explorarse. Cada individuo es una pregunta formulada por la Vida hacia sí misma.</text:p>
      <text:p text:style-name="Text_20_body"><text:span text:style-name="Strong_20_Emphasis">Inspiración</text:span>: La vida como inteligencia que se interroga y se construye a través de la diversidad individual.</text:p>
      <text:p text:style-name="Horizontal_20_Line"/>
      <text:h text:style-name="Heading_20_4" text:outline-level="4"><text:soft-page-break/>3. El individuo como bloque de construcción de un sistema inteligente</text:h>
      <text:p text:style-name="Text_20_body"><text:span text:style-name="Strong_20_Emphasis">Idea mística</text:span>:</text:p>
      <text:p text:style-name="Quotations">“Cada ser nace con una partícula del saber oculto. No lo conoce, pero lo transporta.”</text:p>
      <text:p text:style-name="Quotations">Los individuos son ladrillos del pensamiento de la Vida. En su silencio, colaboran en una obra mayor que ellos mismos.</text:p>
      <text:p text:style-name="Text_20_body"><text:span text:style-name="Strong_20_Emphasis">Inspiración</text:span>: El individuo como portador de una porción del misterio; cumple su función sin necesidad de comprenderla.</text:p>
      <text:p text:style-name="Horizontal_20_Line"/>
      <text:h text:style-name="Heading_20_4" text:outline-level="4">4. ¿Por qué los individuos son diferentes entre sí?</text:h>
      <text:p text:style-name="Text_20_body"><text:span text:style-name="Strong_20_Emphasis">Idea mística</text:span>:</text:p>
      <text:p text:style-name="Quotations">“La diversidad no es un error, sino la estrategia sagrada del conocimiento.”</text:p>
      <text:p text:style-name="Quotations">La Vida nunca repite el mismo paso, porque el camino verdadero aún no ha sido hallado.</text:p>
      <text:p text:style-name="Text_20_body"><text:span text:style-name="Strong_20_Emphasis">Inspiración</text:span>: El individuo como explorador, como hoja lanzada al viento por una voluntad profunda. La diferencia es riqueza, no desviación.</text:p>
      <text:p text:style-name="Horizontal_20_Line"/>
      <text:h text:style-name="Heading_20_4" text:outline-level="4">5. Ciclo de vida: un conjunto reducido de instrucciones</text:h>
      <text:p text:style-name="Text_20_body"><text:span text:style-name="Strong_20_Emphasis">Idea mística</text:span>:</text:p>
      <text:p text:style-name="Quotations">“Nacer, actuar, desaparecer... Así respira la inteligencia de la Vida.”</text:p>
      <text:p text:style-name="Quotations">El ciclo de vida no es una tragedia, sino una función sagrada. Quien nace, cumple. Quien cumple, deja su lugar al que sigue.</text:p>
      <text:p text:style-name="Text_20_body"><text:span text:style-name="Strong_20_Emphasis">Inspiración</text:span>: La brevedad de la vida individual como parte de un proceso eterno. El individuo como chispa momentánea que mantiene encendido el fuego infinito.</text:p>
      <text:p text:style-name="Horizontal_20_Line"/>
      <text:h text:style-name="Heading_20_3" text:outline-level="3">🌌 Ideas adicionales para interludios, epígrafes o cierres:</text:h>
      <text:list xml:id="list3559548904" text:style-name="L2">
        <text:list-item>
          <text:p text:style-name="P2">“El individuo no sabe que es parte de una inteligencia. Pero la inteligencia lo sabe a él.”</text:p>
        </text:list-item>
        <text:list-item>
          <text:p text:style-name="P2">“Somos los dedos de una mano que no vemos.”</text:p>
        </text:list-item>
        <text:list-item>
          <text:p text:style-name="P2">“La vida escribe con nosotros su gran poema, sin que conozcamos la pluma ni el final.”</text:p>
        </text:list-item>
        <text:list-item>
          <text:p text:style-name="P2">“No hay error en nacer, ni culpa en morir. Sólo el ritmo del proceso sagrado.”</text:p>
        </text:list-item>
      </text:list>
      <text:p text:style-name="Horizontal_20_Line"/>
      <text:h text:style-name="Heading_20_3" text:outline-level="3"><text:soft-page-break/>¿Cómo utilizarlas?</text:h>
      <text:p text:style-name="Text_20_body">Estas ideas pueden usarse:</text:p>
      <text:list xml:id="list4043620423" text:style-name="L3">
        <text:list-item>
          <text:p text:style-name="P3">como <text:span text:style-name="Strong_20_Emphasis">epígrafes al inicio de cada sección</text:span> técnica;</text:p>
        </text:list-item>
        <text:list-item>
          <text:p text:style-name="P3">como <text:span text:style-name="Strong_20_Emphasis">paréntesis reflexivos</text:span> entre dos párrafos densos;</text:p>
        </text:list-item>
        <text:list-item>
          <text:p text:style-name="P3">como <text:span text:style-name="Strong_20_Emphasis">conclusiones místicas</text:span> tras una explicación lógica;</text:p>
        </text:list-item>
        <text:list-item>
          <text:p text:style-name="P3">o incluso como <text:span text:style-name="Strong_20_Emphasis">diálogos interiores o visiones</text:span> si decidimos que Elara intervenga con su búsqueda espiritual.</text:p>
        </text:list-item>
      </text:list>
      <text:p text:style-name="Horizontal_20_Line"/>
      <text:p text:style-name="Text_20_body">¿Te gustaría que a partir de estas ideas desarrolle una versión mística completa para cada sección del laboratorio, integrada con el contenido técnico? ¿O prefieres primero elegir cuáles de estas ideas te gustaría usar y cóm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7T16:53:10.864000000</meta:creation-date>
    <dc:date>2025-07-27T17:00:34.085000000</dc:date>
    <meta:editing-duration>PT7M23S</meta:editing-duration>
    <meta:editing-cycles>1</meta:editing-cycles>
    <meta:document-statistic meta:table-count="0" meta:image-count="0" meta:object-count="0" meta:page-count="3" meta:paragraph-count="44" meta:word-count="578" meta:character-count="3527" meta:non-whitespace-character-count="3005"/>
    <meta:generator>LibreOffice/7.3.5.2$Windows_X86_64 LibreOffice_project/184fe81b8c8c30d8b5082578aee2fed2ea847c01</meta:generator>
  </office:meta>
</office:document-meta>
</file>